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15E0000015E08EAE6BDD.png" manifest:media-type=""/>
  <manifest:file-entry manifest:full-path="Pictures/10000000000015E0000015E05A5FA514.png" manifest:media-type=""/>
  <manifest:file-entry manifest:full-path="Pictures/10000000000015E0000015E0D83C97E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text-properties officeooo:rsid="000d3d01" officeooo:paragraph-rsid="000d3d01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style:shadow="none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phics1" text:anchor-type="paragraph" svg:x="0.1366in" svg:y="7.3335in" svg:width="1.7138in" svg:height="1.7138in" draw:z-index="0"><draw:image xlink:href="Pictures/10000000000015E0000015E05A5FA514.png" xlink:type="simple" xlink:show="embed" xlink:actuate="onLoad"/></draw:frame><draw:frame draw:style-name="fr2" draw:name="graphics2" text:anchor-type="paragraph" svg:x="2.3409in" svg:y="7.3189in" svg:width="1.7in" svg:height="1.7in" draw:z-index="1"><draw:image xlink:href="Pictures/10000000000015E0000015E0D83C97EE.png" xlink:type="simple" xlink:show="embed" xlink:actuate="onLoad"/></draw:frame><draw:frame draw:style-name="fr2" draw:name="graphics3" text:anchor-type="paragraph" svg:x="4.4898in" svg:y="7.311in" svg:width="1.6866in" svg:height="1.6866in" draw:z-index="2"><draw:image xlink:href="Pictures/10000000000015E0000015E08EAE6BDD.png" xlink:type="simple" xlink:show="embed" xlink:actuate="onLoad"/></draw:frame><draw:frame draw:style-name="fr1" draw:name="Frame2" text:anchor-type="paragraph" svg:x="4.6398in" svg:y="8.8654in" svg:width="1.2717in" draw:z-index="3"><draw:text-box fo:min-height="0.5028in"><text:p text:style-name="P1">OTHER (ID=2)</text:p></draw:text-box></draw:frame><draw:frame draw:style-name="fr1" draw:name="Frame1" text:anchor-type="paragraph" svg:x="2.5665in" svg:y="8.8339in" svg:width="1.2717in" draw:z-index="4"><draw:text-box fo:min-height="0.5028in"><text:p text:style-name="P1">PAUSE (ID=1)</text:p></draw:text-box></draw:frame><draw:frame draw:style-name="fr1" draw:name="Frame3" text:anchor-type="paragraph" svg:x="0.3374in" svg:y="8.8965in" svg:width="1.2717in" draw:z-index="5"><draw:text-box fo:min-height="0.5028in"><text:p text:style-name="P1">KILL! (ID=0)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P.</meta:initial-creator>
    <meta:creation-date>2014-05-06T13:27:18.151544905</meta:creation-date>
    <dc:date>2014-05-06T13:32:40.877663139</dc:date>
    <dc:creator>Luis P.</dc:creator>
    <meta:editing-duration>P0D</meta:editing-duration>
    <meta:editing-cycles>1</meta:editing-cycles>
    <meta:document-statistic meta:table-count="0" meta:image-count="3" meta:object-count="0" meta:page-count="1" meta:paragraph-count="3" meta:word-count="6" meta:character-count="36" meta:non-whitespace-character-count="33"/>
    <meta:generator>LibreOffice/4.1.5.3$Linux_X86_64 LibreOffice_project/1c1366bba2ba2b554cd2ca4d87c06da81c05d24</meta:generator>
  </office:meta>
</office:document-meta>
</file>